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6728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729fcf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bf0041"/>
    </style:style>
    <style:style style:name="ce4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6b5e9b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69a2e"/>
      <style:text-properties style:use-window-font-color="true" fo:font-size="13pt" style:font-size-asian="13pt" style:font-size-complex="13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7"/>
        <table:table-column table:style-name="co5" table:default-cell-style-name="ce9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Correlation Typ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Ground Truth</text:p>
          </table:table-cell>
          <table:table-cell table:style-name="ce1" office:value-type="string" calcext:value-type="string">
            <text:p>Correlation Sco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earman</text:p>
          </table:table-cell>
          <table:table-cell table:style-name="ce4" office:value-type="string" calcext:value-type="string">
            <text:p>Global</text:p>
          </table:table-cell>
          <table:table-cell office:value-type="string" calcext:value-type="string">
            <text:p>Score Ratio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0.148178" calcext:value-type="float">
            <text:p>0.148178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Norm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0.320047" calcext:value-type="float">
            <text:p>0.320047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SS_POW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-0.156139" calcext:value-type="float">
            <text:p>-0.15613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EU</text:p>
          </table:table-cell>
          <table:table-cell office:value-type="string" calcext:value-type="string">
            <text:p>Score Ratio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-0.027557" calcext:value-type="float">
            <text:p>-0.02755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rm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0.058788" calcext:value-type="float">
            <text:p>0.0587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S_POW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-0.084507" calcext:value-type="float">
            <text:p>-0.0845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Hostile/Friendly</text:p>
          </table:table-cell>
          <table:table-cell office:value-type="string" calcext:value-type="string">
            <text:p>Score Ratio</text:p>
          </table:table-cell>
          <table:table-cell office:value-type="string" calcext:value-type="string">
            <text:p>Hostile/Friendly</text:p>
          </table:table-cell>
          <table:table-cell office:value-type="float" office:value="0.915789" calcext:value-type="float">
            <text:p>0.91578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rm</text:p>
          </table:table-cell>
          <table:table-cell office:value-type="string" calcext:value-type="string">
            <text:p>Hostile/Friendly</text:p>
          </table:table-cell>
          <table:table-cell office:value-type="float" office:value="0.105263" calcext:value-type="float">
            <text:p>0.10526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S_POW</text:p>
          </table:table-cell>
          <table:table-cell office:value-type="string" calcext:value-type="string">
            <text:p>Hostile/Friendly</text:p>
          </table:table-cell>
          <table:table-cell office:value-type="float" office:value="0.445113" calcext:value-type="float">
            <text:p>0.445113</text:p>
          </table:table-cell>
          <table:table-cell table:number-columns-repeated="1019"/>
        </table:table-row>
        <table:table-row table:style-name="ro2">
          <table:table-cell table:style-name="ce3" table:number-columns-repeated="5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Pearson</text:p>
          </table:table-cell>
          <table:table-cell table:style-name="ce4" office:value-type="string" calcext:value-type="string">
            <text:p>Global</text:p>
          </table:table-cell>
          <table:table-cell office:value-type="string" calcext:value-type="string">
            <text:p>Score Ratio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0.093849" calcext:value-type="float">
            <text:p>0.093849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Norm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0.369933" calcext:value-type="float">
            <text:p>0.369933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SS_POW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-0.133738" calcext:value-type="float">
            <text:p>-0.13373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8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EU</text:p>
          </table:table-cell>
          <table:table-cell office:value-type="string" calcext:value-type="string">
            <text:p>Score Ratio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0.245091" calcext:value-type="float">
            <text:p>0.24509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rm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0.141768" calcext:value-type="float">
            <text:p>0.1417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S_POW</text:p>
          </table:table-cell>
          <table:table-cell office:value-type="string" calcext:value-type="string">
            <text:p>Cryptocurrency Regulation Analysis 2022</text:p>
          </table:table-cell>
          <table:table-cell office:value-type="float" office:value="-0.059259" calcext:value-type="float">
            <text:p>-0.05925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8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Hostile/Friendly</text:p>
          </table:table-cell>
          <table:table-cell office:value-type="string" calcext:value-type="string">
            <text:p>Score Ratio</text:p>
          </table:table-cell>
          <table:table-cell office:value-type="string" calcext:value-type="string">
            <text:p>Hostile/Friendly</text:p>
          </table:table-cell>
          <table:table-cell office:value-type="float" office:value="0.864771" calcext:value-type="float">
            <text:p>0.86477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rm</text:p>
          </table:table-cell>
          <table:table-cell office:value-type="string" calcext:value-type="string">
            <text:p>Hostile/Friendly</text:p>
          </table:table-cell>
          <table:table-cell office:value-type="float" office:value="-0.013856" calcext:value-type="float">
            <text:p>-0.0138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S_POW</text:p>
          </table:table-cell>
          <table:table-cell office:value-type="string" calcext:value-type="string">
            <text:p>Hostile/Friendly</text:p>
          </table:table-cell>
          <table:table-cell office:value-type="float" office:value="0.394305" calcext:value-type="float">
            <text:p>0.39430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1:41:28.7865856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7:09:31.684090421</meta:creation-date>
    <dc:date>2022-02-01T12:53:19.318362812</dc:date>
    <meta:editing-duration>PT1H9S</meta:editing-duration>
    <meta:editing-cycles>11</meta:editing-cycles>
    <meta:generator>LibreOffice/7.2.5.2$Linux_X86_64 LibreOffice_project/20$Build-2</meta:generator>
    <meta:document-statistic meta:table-count="1" meta:cell-count="67" meta:object-count="0"/>
  </office:meta>
</office:document-meta>
</file>